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officeooo:paragraph-rsid="001f198c"/>
    </style:style>
    <style:style style:name="P3" style:family="paragraph" style:list-style-name="L1"/>
    <style:style style:name="P4" style:family="paragraph" style:list-style-name="L2"/>
    <style:style style:name="P5" style:family="paragraph" style:list-style-name="L3"/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c9d1d9" loext:opacity="100%" style:font-name="apple-system" fo:font-size="12pt" fo:letter-spacing="normal" fo:font-style="normal" fo:font-weight="normal"/>
    </style:style>
    <style:style style:name="T2" style:family="text">
      <style:text-properties officeooo:rsid="001e734f" style:font-size-asian="14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La Pastelería</text:span></text:p>
      <text:p text:style-name="P2"><text:span text:style-name="T2"/></text:p>
      <text:p text:style-name="P1">Descripción:</text:p>
      <text:p text:style-name="Standard"/>
      <text:list xml:id="list27490511" text:style-name="L1">
        <text:list-item>
          <text:p text:style-name="Text_20_body">El cliente de la pastelería necesita ver los diferentes sabores de pasteles, así como los precios de cada uno.</text:p>
        </text:list-item>
        <text:list-item>
          <text:p text:style-name="Text_20_body">El cliente de la pastelería necesita ver los diferentes adornos con los que se puede decorar el pastel y los precios de cada uno.</text:p>
        </text:list-item>
        <text:list-item>
          <text:p text:style-name="Text_20_body">El cliente de la pastelería tendrá la posibilidad de combinar sabores dependiendo de sus preferencias.</text:p>
        </text:list-item>
        <text:list-item>
          <text:p text:style-name="Text_20_body">El cliente de la pastelería tendrá la posibilidad de combinar adornos dependiendo de sus preferencias.</text:p>
        </text:list-item>
        <text:list-item>
          <text:p text:style-name="Text_20_body">El cliente de la pastelería necesita poner en un formulario su pedido.</text:p>
        </text:list-item>
        <text:list-item>
          <text:p text:style-name="Text_20_body">El formulario debe de contener los datos de contacto del cliente que son Nombre, Teléfono, Correo Electrónico, Descripción general del pastel y la selección de sabores y adornos.</text:p>
        </text:list-item>
        <text:list-item>
          <text:p text:style-name="Text_20_body">El pastelero necesita tener la información de la cantidad de sabores que le quedan para hacer los pasteles.</text:p>
        </text:list-item>
        <text:list-item>
          <text:p text:style-name="Text_20_body">El pastelero necesita tener la información de la cantidad de adornos que le quedan para hacer los pasteles.</text:p>
        </text:list-item>
        <text:list-item>
          <text:p text:style-name="Text_20_body">El pastelero necesita una tabla donde aparezcan los pedidos que se han realizado con los datos del formulario.</text:p>
        </text:list-item>
        <text:list-item>
          <text:p text:style-name="Text_20_body">La página debe tener información de la pastelería que es Dirección, Teléfono y horarios de atención.</text:p>
        </text:list-item>
      </text:list>
      <text:p text:style-name="Text_20_body">Prácticas:</text:p>
      <text:list xml:id="list2767298801" text:style-name="L2">
        <text:list-item>
          <text:p text:style-name="Text_20_body">Crear marca de la pastelería como un logo y los mensajes que daremos desde la marca.</text:p>
        </text:list-item>
        <text:list-item>
          <text:p text:style-name="Text_20_body">Maquetación de páginas de cliente de la pastelería.</text:p>
        </text:list-item>
        <text:list-item>
          <text:p text:style-name="Text_20_body">Maquetación de páginas del pastelero.</text:p>
        </text:list-item>
      </text:list>
      <text:p text:style-name="Text_20_body"><text:span text:style-name="T3">Bonus:</text:span> En caso de que te quede corto el ejercicio siguele con esto!</text:p>
      <text:list xml:id="list3213180238" text:style-name="L3">
        <text:list-item>
          <text:p text:style-name="Text_20_body">Bonus de estilos (Intro a CSS)</text:p>
        </text:list-item>
        <text:list-item>
          <text:p text:style-name="Text_20_body">Bonus de Rutas (Navegación en la página)</text:p>
        </text:list-item>
        <text:list-item>
          <text:p text:style-name="Text_20_body">Bonus de despliegue (Montar la página en línea con dominio gratuito)</text:p>
        </text:list-item>
      </text:list>
      <text:p text:style-name="Text_20_body"><text:bookmark text:name="user-content-prácticas-a-realizar"/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9:38:53.943771024</meta:creation-date>
    <dc:date>2022-11-19T09:41:24.340372010</dc:date>
    <meta:editing-duration>PT2M34S</meta:editing-duration>
    <meta:editing-cycles>2</meta:editing-cycles>
    <meta:generator>LibreOffice/7.3.5.2$Linux_X86_64 LibreOffice_project/184fe81b8c8c30d8b5082578aee2fed2ea847c01</meta:generator>
    <meta:document-statistic meta:table-count="0" meta:image-count="0" meta:object-count="0" meta:page-count="1" meta:paragraph-count="21" meta:word-count="269" meta:character-count="1544" meta:non-whitespace-character-count="1310"/>
  </office:meta>
</office:document-meta>
</file>